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Text_20_body" style:list-style-name="L1">
      <style:text-properties officeooo:rsid="000c85c1" officeooo:paragraph-rsid="000c85c1"/>
    </style:style>
    <style:style style:name="P2" style:family="paragraph" style:parent-style-name="Text_20_body" style:list-style-name="L2">
      <style:text-properties officeooo:rsid="000c85c1" officeooo:paragraph-rsid="000c85c1"/>
    </style:style>
    <style:style style:name="P3" style:family="paragraph" style:parent-style-name="Text_20_body" style:list-style-name="L1">
      <style:text-properties officeooo:rsid="000cd7a9" officeooo:paragraph-rsid="000cd7a9"/>
    </style:style>
    <style:style style:name="P4" style:family="paragraph" style:parent-style-name="Text_20_body" style:list-style-name="L2">
      <style:text-properties officeooo:paragraph-rsid="000c85c1"/>
    </style:style>
    <style:style style:name="P5" style:family="paragraph" style:parent-style-name="Text_20_body" style:list-style-name="L3">
      <style:text-properties officeooo:rsid="000de317" officeooo:paragraph-rsid="00102e29"/>
    </style:style>
    <style:style style:name="P6" style:family="paragraph" style:parent-style-name="Text_20_body" style:list-style-name="L3">
      <style:text-properties officeooo:rsid="0011aeb0" officeooo:paragraph-rsid="0011aeb0"/>
    </style:style>
    <style:style style:name="P7" style:family="paragraph" style:parent-style-name="Heading_20_2">
      <style:text-properties officeooo:rsid="000c85c1" officeooo:paragraph-rsid="000c85c1"/>
    </style:style>
    <style:style style:name="P8" style:family="paragraph" style:parent-style-name="Heading_20_2">
      <style:text-properties officeooo:rsid="000de317" officeooo:paragraph-rsid="000de317"/>
    </style:style>
    <style:style style:name="T1" style:family="text">
      <style:text-properties officeooo:rsid="000c85c1"/>
    </style:style>
    <style:style style:name="T2" style:family="text">
      <style:text-properties fo:language="en" fo:country="US"/>
    </style:style>
    <style:style style:name="T3" style:family="text">
      <style:text-properties fo:language="en" fo:country="US" officeooo:rsid="000c85c1"/>
    </style:style>
    <style:style style:name="T4" style:family="text">
      <style:text-properties officeooo:rsid="000de31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Overordnet funktionalitet, teknologier <text:span text:style-name="T1">og </text:span><text:span text:style-name="T3">frameworks</text:span></text:h>
      <text:h text:style-name="P7" text:outline-level="2">Overordnet funktionalitet</text:h>
      <text:list xml:id="list1570266543304824276" text:style-name="L1">
        <text:list-item>
          <text:p text:style-name="P1">Bruger</text:p>
          <text:list>
            <text:list-item>
              <text:p text:style-name="P1">Oprettelse</text:p>
            </text:list-item>
            <text:list-item>
              <text:p text:style-name="P1">Autentifikation</text:p>
            </text:list-item>
            <text:list-item>
              <text:p text:style-name="P1">Check-ind</text:p>
            </text:list-item>
            <text:list-item>
              <text:p text:style-name="P1">Check-ud</text:p>
            </text:list-item>
            <text:list-item>
              <text:p text:style-name="P1">Se forgående rejser</text:p>
            </text:list-item>
            <text:list-item>
              <text:p text:style-name="P1">Saldo status</text:p>
            </text:list-item>
            <text:list-item>
              <text:p text:style-name="P1">Overføre penge til rejsekort konto</text:p>
            </text:list-item>
          </text:list>
        </text:list-item>
        <text:list-item>
          <text:p text:style-name="P1">Administrator</text:p>
          <text:list>
            <text:list-item>
              <text:p text:style-name="P1">Udelukkelse af kort</text:p>
            </text:list-item>
            <text:list-item>
              <text:p text:style-name="P1">Se rute statistik</text:p>
            </text:list-item>
          </text:list>
        </text:list-item>
        <text:list-item>
          <text:p text:style-name="P1">Bus/Tog</text:p>
          <text:list>
            <text:list-item>
              <text:p text:style-name="P1">Check-ind</text:p>
            </text:list-item>
            <text:list-item>
              <text:p text:style-name="P1">Check-ud</text:p>
            </text:list-item>
            <text:list-item>
              <text:p text:style-name="P1">Check-ind/ud buffer</text:p>
            </text:list-item>
            <text:list-item>
              <text:p text:style-name="P3">Check-ud interval buffer</text:p>
            </text:list-item>
          </text:list>
        </text:list-item>
      </text:list>
      <text:h text:style-name="P7" text:outline-level="2">Teknologier og <text:span text:style-name="T2">frameworks</text:span></text:h>
      <text:list xml:id="list6875791994670806646" text:style-name="L2">
        <text:list-item>
          <text:p text:style-name="P2">Nhibernate (http://nhforge.org)</text:p>
        </text:list-item>
        <text:list-item>
          <text:p text:style-name="P4"><text:span text:style-name="T1">MessagePack (http://msgpack.org</text:span><text:span text:style-name="T1">)</text:span></text:p>
        </text:list-item>
      </text:list>
      <text:h text:style-name="P8" text:outline-level="2">Here be dragons!</text:h>
      <text:list xml:id="list9184663075521997611" text:style-name="L3">
        <text:list-item>
          <text:p text:style-name="P5">Ved utilstrækkelig saldo på rejsekortet, skal brugeren informeres via f.eks. email eller sms besked.</text:p>
        </text:list-item>
        <text:list-item>
          <text:p text:style-name="P6">Kalkulation af samlet rejse, via zone interval (1t)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a" fo:country="DK" style:letter-kerning="true" style:font-name-asian="DejaVu Sans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a" fo:country="DK" style:letter-kerning="true" style:font-name-asian="DejaVu Sans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2T09:31:41.870830246</meta:creation-date>
    <dc:date>2013-11-22T10:00:29.669947941</dc:date>
    <meta:editing-duration>PT58S</meta:editing-duration>
    <meta:editing-cycles>6</meta:editing-cycles>
    <meta:generator>LibreOffice/4.1.3.2$Linux_X86_64 LibreOffice_project/70feb7d99726f064edab4605a8ab840c50ec57a</meta:generator>
    <meta:document-statistic meta:table-count="0" meta:image-count="0" meta:object-count="0" meta:page-count="1" meta:paragraph-count="24" meta:word-count="89" meta:character-count="582" meta:non-whitespace-character-count="537"/>
  </office:meta>
</office:document-meta>
</file>